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1C0000001EE8812A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Arial4" svg:font-family="Arial" style:font-adornments="Standaar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2" svg:font-family="Arial" style:font-adornments="Vet" style:font-family-generic="swiss" style:font-pitch="variable"/>
    <style:font-face style:name="Arial3" svg:font-family="Arial" style:font-adornments="Vet Cursief" style:font-family-generic="swiss" style:font-pitch="variable"/>
    <style:font-face style:name="Lithos Regular" svg:font-family="'Lithos Regular'" style:font-adornments="Standa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1" style:family="table">
      <style:table-properties style:width="18.501cm" fo:margin-left="-2.499cm" fo:margin-right="0cm" table:align="margins"/>
    </style:style>
    <style:style style:name="Tabel1.A" style:family="table-column">
      <style:table-column-properties style:column-width="2.522cm" style:rel-column-width="8934*"/>
    </style:style>
    <style:style style:name="Tabel1.B" style:family="table-column">
      <style:table-column-properties style:column-width="4.932cm" style:rel-column-width="17467*"/>
    </style:style>
    <style:style style:name="Tabel1.D" style:family="table-column">
      <style:table-column-properties style:column-width="8.527cm" style:rel-column-width="30200*"/>
    </style:style>
    <style:style style:name="Tabel1.A1" style:family="table-cell">
      <style:table-cell-properties style:vertical-align="" fo:padding="0cm" fo:border="none"/>
    </style:style>
    <style:style style:name="P1" style:family="paragraph" style:parent-style-name="OVAM-Voettekst">
      <style:paragraph-properties fo:text-align="start" style:justify-single-word="false"/>
      <style:text-properties officeooo:paragraph-rsid="00240164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paragraph-rsid="0026782d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>
        <style:tab-stops>
          <style:tab-stop style:position="2.875cm" style:type="right"/>
        </style:tab-stops>
      </style:paragraph-properties>
      <style:text-properties style:font-name="Arial" fo:font-size="8pt" fo:font-style="normal" style:text-underline-style="none" fo:font-weight="normal" officeooo:paragraph-rsid="0026782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OVAM-Adres">
      <style:text-properties style:font-name="Arial" fo:font-size="10pt" officeooo:paragraph-rsid="0026782d" style:font-size-asian="10pt" style:font-size-complex="10pt"/>
    </style:style>
    <style:style style:name="P6" style:family="paragraph" style:parent-style-name="OVAM-Adres">
      <style:paragraph-properties fo:margin-left="1.251cm" fo:margin-right="0cm" fo:margin-top="0cm" fo:margin-bottom="1cm" style:contextual-spacing="false" fo:text-indent="-1.251cm" style:auto-text-indent="false"/>
      <style:text-properties style:font-name="Arial" fo:font-size="10pt" fo:language="nl" fo:country="NL" officeooo:paragraph-rsid="0026782d" style:font-name-asian="Arial" style:font-size-asian="10pt" style:font-name-complex="Arial" style:font-size-complex="10pt"/>
    </style:style>
    <style:style style:name="P7" style:family="paragraph" style:parent-style-name="OVAM-Betreft">
      <style:text-properties fo:font-weight="normal" officeooo:paragraph-rsid="0026782d" style:font-weight-asian="normal" style:font-weight-complex="normal"/>
    </style:style>
    <style:style style:name="P8" style:family="paragraph" style:parent-style-name="OVAM-Kenmerken">
      <style:paragraph-properties fo:text-align="start" style:justify-single-word="false"/>
    </style:style>
    <style:style style:name="P9" style:family="paragraph" style:parent-style-name="OVAM-Kenmerken">
      <style:paragraph-properties fo:text-align="start" style:justify-single-word="false">
        <style:tab-stops>
          <style:tab-stop style:position="2.875cm" style:type="right"/>
        </style:tab-stops>
      </style:paragraph-properties>
    </style:style>
    <style:style style:name="P10" style:family="paragraph" style:parent-style-name="OVAM-Kenmerken">
      <style:paragraph-properties fo:text-align="start" style:justify-single-word="false">
        <style:tab-stops/>
      </style:paragraph-properties>
    </style:style>
    <style:style style:name="P11" style:family="paragraph" style:parent-style-name="OVAM-Kenmerken">
      <style:paragraph-properties fo:text-align="start" style:justify-single-word="false"/>
      <style:text-properties style:font-name="Arial" fo:font-size="8pt" style:font-size-asian="8pt" style:font-size-complex="8pt"/>
    </style:style>
    <style:style style:name="P12" style:family="paragraph" style:parent-style-name="OVAM-Kenmerken">
      <style:paragraph-properties fo:text-align="start" style:justify-single-word="false"/>
      <style:text-properties style:font-name="Arial" fo:font-size="8pt" officeooo:paragraph-rsid="0026782d" style:font-size-asian="8pt" style:font-size-complex="8pt"/>
    </style:style>
    <style:style style:name="P13" style:family="paragraph" style:parent-style-name="OVAM-Kenmerken">
      <style:paragraph-properties fo:text-align="start" style:justify-single-word="false">
        <style:tab-stops>
          <style:tab-stop style:position="2.875cm" style:type="right"/>
        </style:tab-stops>
      </style:paragraph-properties>
      <style:text-properties style:font-name="Arial" fo:font-size="8pt" style:font-size-asian="8pt" style:font-size-complex="8pt"/>
    </style:style>
    <style:style style:name="P14" style:family="paragraph" style:parent-style-name="OVAM-Kenmerken">
      <style:paragraph-properties fo:text-align="start" style:justify-single-word="false">
        <style:tab-stops>
          <style:tab-stop style:position="2.875cm" style:type="right"/>
        </style:tab-stops>
      </style:paragraph-properties>
      <style:text-properties style:font-name="Arial" fo:font-size="8pt" fo:font-style="normal" style:text-underline-style="none" fo:font-weight="normal" officeooo:rsid="0026782d" officeooo:paragraph-rsid="0026782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OVAM-Kenmerken">
      <style:paragraph-properties fo:text-align="start" style:justify-single-word="false">
        <style:tab-stops>
          <style:tab-stop style:position="2.875cm" style:type="right"/>
        </style:tab-stops>
      </style:paragraph-properties>
      <style:text-properties style:font-name="Arial" fo:font-size="8pt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6" style:family="paragraph" style:parent-style-name="OVAM-Slotformule">
      <style:text-properties officeooo:paragraph-rsid="002df141"/>
    </style:style>
    <style:style style:name="P17" style:family="paragraph" style:parent-style-name="OVAM-Slotformule">
      <style:text-properties officeooo:paragraph-rsid="002f9b7f"/>
    </style:style>
    <style:style style:name="P18" style:family="paragraph" style:parent-style-name="Standard" style:master-page-name="OVAM-pagina">
      <style:paragraph-properties fo:text-align="start" style:justify-single-word="false" style:page-number="auto" fo:break-before="page"/>
      <style:text-properties style:font-name="Arial" fo:font-size="10pt" officeooo:paragraph-rsid="0026782d" style:font-size-asian="10pt" style:font-size-complex="10pt"/>
    </style:style>
    <style:style style:name="P19" style:family="paragraph" style:parent-style-name="OVAM-Tekst">
      <style:text-properties officeooo:paragraph-rsid="0031466b"/>
    </style:style>
    <style:style style:name="T1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" style:family="text">
      <style:text-properties style:font-name="Arial" fo:font-size="10pt" officeooo:rsid="002957e1" style:font-size-asian="10pt" style:font-size-complex="10pt"/>
    </style:style>
    <style:style style:name="T3" style:family="text">
      <style:text-properties style:font-name="Arial" fo:font-size="10pt" fo:font-style="normal" style:text-underline-style="none" fo:font-weight="normal" officeooo:rsid="00222e12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Arial" fo:font-size="10pt" fo:font-style="normal" style:text-underline-style="none" fo:font-weight="normal" officeooo:rsid="0044265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Arial" fo:font-size="8pt" fo:font-style="normal" style:text-underline-style="none" fo:font-weight="normal" officeooo:rsid="00222e12" fo:background-color="transparent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style:font-name="Arial" fo:font-size="8pt" style:font-size-asian="8pt" style:font-size-complex="8pt"/>
    </style:style>
    <style:style style:name="T7" style:family="text">
      <style:text-properties style:font-name="Arial" fo:font-size="8pt" style:font-name-asian="Lithos Regular" style:font-size-asian="8pt" style:font-name-complex="Lithos Regular" style:font-size-complex="8pt"/>
    </style:style>
    <style:style style:name="T8" style:family="text">
      <style:text-properties fo:font-size="10pt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officeooo:rsid="00222e12"/>
    </style:style>
    <style:style style:name="T10" style:family="text">
      <style:text-properties style:use-window-font-color="true" fo:font-size="10pt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use-window-font-color="true" style:font-name="Arial" fo:font-size="10pt" fo:language="nl" fo:country="NL" fo:font-style="normal" style:text-underline-style="none" fo:font-weight="normal" officeooo:rsid="003d3f19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2" style:family="text">
      <style:text-properties officeooo:rsid="0026782d"/>
    </style:style>
    <style:style style:name="T13" style:family="text">
      <style:text-properties officeooo:rsid="00442655"/>
    </style:style>
    <style:style style:name="fr1" style:family="graphic" style:parent-style-name="Graphics">
      <style:graphic-properties style:run-through="foreground" style:vertical-pos="top" style:vertical-rel="baseline" style:horizontal-pos="left" style:horizontal-rel="paragraph" fo:background-color="transparent" style:background-transparency="100%" draw:fill="solid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Standard" form:command="IVSContact" form:datasource="Basisgegevens Oo v060809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</form:form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e1">
        <text:p text:style-name="P18"><text:span text:style-name="T12"><text:line-break/><text:line-break/><text:line-break/></text:span><text:span text:style-name="T12"><text:text-input text:description="$schuldvordering.opdrachtnemersNaam">$schuldvordering.opdrachtnemersNaam</text:text-input></text:span></text:p>
        <text:p text:style-name="P2"><text:text-input text:description="$schuldvordering.straat">$schuldvordering.straat</text:text-input></text:p>
        <text:p text:style-name="P5"><text:text-input text:description="Adreslijn5"/><text:text-input text:description="$schuldvordering.postcodeEnGemeente">$schuldvordering.postcodeEnGemeente</text:text-input></text:p>
        <text:p text:style-name="P6"><text:text-input text:description="Adreslijn7"/><text:text-input text:description="$schuldvordering.land">$schuldvordering.land</text:text-input></text:p>
        <table:table table:name="Tabel1" table:style-name="Tabel1">
          <table:table-column table:style-name="Tabel1.A"/>
          <table:table-column table:style-name="Tabel1.B"/>
          <table:table-column table:style-name="Tabel1.A"/>
          <table:table-column table:style-name="Tabel1.D"/>
          <table:table-row>
            <table:table-cell table:style-name="Tabel1.A1" office:value-type="string">
              <text:p text:style-name="P10"><text:span text:style-name="OVAM-KenmerkNaam"><text:span text:style-name="T6">Uw Bericht Van <text:s/></text:span></text:span><text:span text:style-name="OVAM-KenmerkNaam"><text:span text:style-name="T7">∙</text:span></text:span><text:span text:style-name="OVAM-KenmerkNaam"><text:span text:style-name="T6"> <text:s/></text:span></text:span></text:p>
            </table:table-cell>
            <table:table-cell table:style-name="Tabel1.A1" office:value-type="string">
              <text:p text:style-name="P4"><text:text-input text:description="$schuldvordering.vorderingDatum">$schuldvordering.vorderingDatum    </text:text-input></text:p>
            </table:table-cell>
            <table:table-cell table:style-name="Tabel1.A1" office:value-type="string">
              <text:p text:style-name="P9"><text:span text:style-name="OVAM-KenmerkNaam"><text:span text:style-name="T6">Afdeling <text:s/></text:span></text:span><text:span text:style-name="OVAM-KenmerkNaam"><text:span text:style-name="T7">∙</text:span></text:span><text:span text:style-name="OVAM-KenmerkNaam"><text:span text:style-name="T6"> <text:s/></text:span></text:span></text:p>
            </table:table-cell>
            <table:table-cell table:style-name="Tabel1.A1" office:value-type="string">
              <text:p text:style-name="P13">Interventies, Verwijderingen en Saneringen</text:p>
            </table:table-cell>
          </table:table-row>
          <table:table-row>
            <table:table-cell table:style-name="Tabel1.A1" office:value-type="string">
              <text:p text:style-name="P8"><text:span text:style-name="OVAM-KenmerkNaam"><text:span text:style-name="T6">Uw Kenmerk <text:s/></text:span></text:span><text:span text:style-name="OVAM-KenmerkNaam"><text:span text:style-name="T7">∙</text:span></text:span><text:span text:style-name="OVAM-KenmerkNaam"><text:span text:style-name="T6"> <text:s/></text:span></text:span></text:p>
            </table:table-cell>
            <table:table-cell table:style-name="Tabel1.A1" office:value-type="string">
              <text:p text:style-name="P3"><text:text-input text:description="$schuldvordering.leveranciersReferentie">$schuldvordering.leveranciersReferentie</text:text-input></text:p>
            </table:table-cell>
            <table:table-cell table:style-name="Tabel1.A1" office:value-type="string">
              <text:p text:style-name="P8"><text:span text:style-name="OVAM-KenmerkNaam"><text:span text:style-name="T6"/></text:span></text:p>
            </table:table-cell>
            <table:table-cell table:style-name="Tabel1.A1" office:value-type="string">
              <text:p text:style-name="P15"/>
            </table:table-cell>
          </table:table-row>
          <table:table-row>
            <table:table-cell table:style-name="Tabel1.A1" office:value-type="string">
              <text:p text:style-name="P8"><text:span text:style-name="OVAM-KenmerkNaam"><text:span text:style-name="T6">Bijlagen <text:s/></text:span></text:span><text:span text:style-name="OVAM-KenmerkNaam"><text:span text:style-name="T7">∙</text:span></text:span><text:span text:style-name="OVAM-KenmerkNaam"><text:span text:style-name="T6"> <text:s/></text:span></text:span></text:p>
            </table:table-cell>
            <table:table-cell table:style-name="Tabel1.A1" office:value-type="string">
              <text:p text:style-name="P14">2</text:p>
            </table:table-cell>
            <table:table-cell table:style-name="Tabel1.A1" office:value-type="string">
              <text:p text:style-name="P8"><text:span text:style-name="OVAM-KenmerkNaam"><text:span text:style-name="T6">Contactpersoon <text:s/></text:span></text:span><text:span text:style-name="OVAM-KenmerkNaam"><text:span text:style-name="T7">∙</text:span></text:span><text:span text:style-name="OVAM-KenmerkNaam"><text:span text:style-name="T6"> <text:s/></text:span></text:span></text:p>
            </table:table-cell>
            <table:table-cell table:style-name="Tabel1.A1" office:value-type="string">
              <text:p text:style-name="P12"><text:text-input text:description="Contactpersoon"/><text:span text:style-name="T1"><text:text-input text:description="$schuldvordering.contactpersoon">$schuldvordering.contactpersoon</text:text-input></text:span></text:p>
            </table:table-cell>
          </table:table-row>
          <table:table-row>
            <table:table-cell table:style-name="Tabel1.A1" office:value-type="string">
              <text:p text:style-name="P8"><text:span text:style-name="OVAM-KenmerkNaam"><text:span text:style-name="T6">Mechelen <text:s/></text:span></text:span><text:span text:style-name="OVAM-KenmerkNaam"><text:span text:style-name="T7">∙</text:span></text:span><text:span text:style-name="OVAM-KenmerkNaam"><text:span text:style-name="T6"> <text:s/></text:span></text:span></text:p>
            </table:table-cell>
            <table:table-cell table:style-name="Tabel1.A1" office:value-type="string">
              <text:p text:style-name="P11"><text:text-input text:description="Datum"/></text:p>
            </table:table-cell>
            <table:table-cell table:style-name="Tabel1.A1" office:value-type="string">
              <text:p text:style-name="P8"><text:span text:style-name="OVAM-KenmerkNaam"><text:span text:style-name="T6">Ons Kenmerk <text:s/></text:span></text:span><text:span text:style-name="OVAM-KenmerkNaam"><text:span text:style-name="T7">∙</text:span></text:span><text:span text:style-name="OVAM-KenmerkNaam"><text:span text:style-name="T6"> <text:s/></text:span></text:span></text:p>
            </table:table-cell>
            <table:table-cell table:style-name="Tabel1.A1" office:value-type="string">
              <text:p text:style-name="P12"><text:text-input text:description="Ons Kenmerk"/><text:span text:style-name="T1"><text:text-input text:description="$schuldvordering.vorderingNr">$schuldvordering.vorderingNr</text:text-input></text:span></text:p>
            </table:table-cell>
          </table:table-row>
        </table:table>
      </text:section>
      <text:p text:style-name="P7"><text:span text:style-name="T10"><text:text-input text:description="$schuldvordering.projectGemeente">$schuldvordering.projectGemeente</text:text-input></text:span><text:span text:style-name="T8"> - </text:span><text:span text:style-name="T10"><text:text-input text:description="$schuldvordering.dossierOmschrijving">$schuldvordering.dossierOmschrijving</text:text-input></text:span><text:span text:style-name="T10"> - </text:span><text:span text:style-name="T10"><text:text-input text:description="$schuldvordering.fase">$schuldvordering.fase</text:text-input></text:span><text:span text:style-name="T10"> -</text:span><text:span text:style-name="T8"> </text:span><text:bookmark-start text:name="Tekstvak9"/><text:span text:style-name="T8"><text:text-input text:description="$schuldvordering.bestekNr">$schuldvordering.bestekNr</text:text-input></text:span><text:bookmark-end text:name="Tekstvak9"/></text:p>
      <text:p text:style-name="OVAM-Tekst"><text:bookmark-start text:name="Tekstvak10"/><text:span text:style-name="Footnote_20_Symbol"><text:span text:style-name="T2">Geachte,</text:span></text:span><text:bookmark-end text:name="Tekstvak10"/></text:p>
      <text:p text:style-name="OVAM-Tekst"><text:span text:style-name="T9">Wij ontvingen op </text:span><text:span text:style-name="T3"><text:text-input text:description="$schuldvordering.vorderingDatum">$schuldvordering.vorderingDatum</text:text-input></text:span><text:span text:style-name="T5"> </text:span><text:span text:style-name="T9">de schuldvordering voor </text:span><text:span text:style-name="T9"><text:text-input text:description="periode">periode</text:text-input></text:span><text:span text:style-name="T9"><text:text-input text:description="periode"/></text:span><text:span text:style-name="T9">, waarvan een kopie als bijlage.</text:span></text:p>
      <text:p text:style-name="P19"><text:span text:style-name="T9">Een verificatie van de schuldvordering is niet mogelijk omdat: </text:span></text:p>
      <text:p text:style-name="P19"><text:span text:style-name="T9"><text:text-input text:description="$schuldvordering.opmerking">$schuldvordering.opmerking</text:text-input></text:span></text:p>
      <text:p text:style-name="P19"><text:span text:style-name="T9">De schuldvordering wordt dan ook afgekeurd.</text:span></text:p>
      <text:p text:style-name="P17">Hoogachtend <text:span text:style-name="T4"><text:text-input text:description="#if(! $schuldvordering.ondertekendDoorDiensthoofd)">#if(! $schuldvordering.ondertekendDoorDiensthoofd)</text:text-input></text:span><text:line-break/><text:span text:style-name="T13">Voor Ann Cuyckens, afdelingshoofd IVS,</text:span><text:span text:style-name="T11"><text:text-input text:description="#end">#end</text:text-input></text:span> </text:p>
      <text:p text:style-name="OVAM-Slotformule"><draw:frame draw:style-name="fr1" draw:name="handtekening1" text:anchor-type="as-char" svg:width="2.579cm" svg:height="1.72cm" draw:z-index="0"><draw:image xlink:href="Pictures/100000000000001C0000001EE8812A78.png" xlink:type="simple" xlink:show="embed" xlink:actuate="onLoad"/></draw:frame></text:p>
      <text:p text:style-name="P16"><text:text-input text:description="$schuldvordering.ondertekenaarNaam">$schuldvordering.ondertekenaarNaam</text:text-input></text:p>
      <text:p text:style-name="OVAM-Ondertekeningfunctie"><text:text-input text:description="$schuldvordering.ondertekenaarFunctie">$schuldvordering.ondertekenaarFuncti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Arial4" svg:font-family="Arial" style:font-adornments="Standaar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2" svg:font-family="Arial" style:font-adornments="Vet" style:font-family-generic="swiss" style:font-pitch="variable"/>
    <style:font-face style:name="Arial3" svg:font-family="Arial" style:font-adornments="Vet Cursief" style:font-family-generic="swiss" style:font-pitch="variable"/>
    <style:font-face style:name="Lithos Regular" svg:font-family="'Lithos Regular'" style:font-adornments="Standa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nl" fo:country="N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rial1"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cm" fo:margin-top="0cm" fo:margin-bottom="1.27cm" style:contextual-spacing="false" fo:text-indent="0cm" style:auto-text-indent="false" fo:break-before="page" fo:keep-with-next="always"/>
      <style:text-properties fo:font-size="20pt" fo:font-weight="bold" style:letter-kerning="true" style:font-size-asian="20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-2cm" fo:margin-right="0cm" fo:margin-top="0cm" fo:margin-bottom="0cm" style:contextual-spacing="false" fo:text-indent="0cm" style:auto-text-indent="false" fo:keep-with-next="always">
        <style:tab-stops>
          <style:tab-stop style:position="3cm"/>
          <style:tab-stop style:position="5.001cm"/>
          <style:tab-stop style:position="6.001cm"/>
          <style:tab-stop style:position="7.001cm"/>
          <style:tab-stop style:position="8.001cm"/>
          <style:tab-stop style:position="9.001cm"/>
          <style:tab-stop style:position="10.001cm"/>
          <style:tab-stop style:position="11.001cm"/>
        </style:tab-stops>
      </style:paragraph-properties>
      <style:text-properties fo:font-size="16pt" fo:font-weight="bold" style:font-size-asian="16pt" style:font-weight-asian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OVAM-Tekst" style:family="paragraph" style:class="text" style:master-page-name="">
      <style:paragraph-properties fo:margin-top="0.499cm" fo:margin-bottom="0cm" style:contextual-spacing="false" style:page-number="auto" fo:keep-with-next="auto">
        <style:tab-stops/>
      </style:paragraph-properties>
      <style:text-properties style:font-name="Arial1" fo:font-size="10pt" fo:language="nl" fo:country="BE"/>
    </style:style>
    <style:style style:name="OVAM-Adres" style:family="paragraph">
      <style:paragraph-properties fo:margin-left="0cm" fo:margin-right="0cm" fo:margin-top="0cm" fo:margin-bottom="0cm" style:contextual-spacing="false" fo:text-indent="0cm" style:auto-text-indent="false" style:shadow="none"/>
      <style:text-properties style:font-name="Arial1" fo:font-size="10pt" fo:language="nl" fo:country="BE"/>
    </style:style>
    <style:style style:name="OVAM-Kenmerken" style:family="paragraph">
      <style:paragraph-properties fo:margin-top="0.079cm" fo:margin-bottom="0.079cm" style:contextual-spacing="false"/>
      <style:text-properties style:font-name="Arial1" fo:font-size="8pt" fo:language="nl" fo:country="BE"/>
    </style:style>
    <style:style style:name="OVAM-Betreft" style:family="paragraph" style:next-style-name="OVAM-Tekst">
      <style:paragraph-properties fo:margin-top="1.499cm" fo:margin-bottom="0.499cm" style:contextual-spacing="false"/>
      <style:text-properties style:font-name="Arial2" fo:font-size="10pt" fo:language="nl" fo:country="BE" fo:font-weight="bold"/>
    </style:style>
    <style:style style:name="OVAM-Opsomming" style:family="paragraph" style:list-style-name="OVAM-Opsomming">
      <style:paragraph-properties fo:margin-top="0.101cm" fo:margin-bottom="0cm" style:contextual-spacing="false"/>
      <style:text-properties style:font-name="Arial1" fo:font-size="10pt" fo:language="nl" fo:country="BE"/>
    </style:style>
    <style:style style:name="OVAM-Slotformule" style:family="paragraph" style:master-page-name="">
      <style:paragraph-properties fo:margin-top="0.499cm" fo:margin-bottom="0cm" style:contextual-spacing="false" style:page-number="auto" fo:keep-with-next="always"/>
      <style:text-properties style:font-name="Arial1" fo:font-size="10pt" fo:language="nl" fo:country="BE"/>
    </style:style>
    <style:style style:name="OVAM-Ondertekeningfunctie" style:family="paragraph" style:master-page-name="">
      <style:paragraph-properties style:page-number="auto" fo:keep-with-next="always">
        <style:tab-stops>
          <style:tab-stop style:position="9.999cm"/>
        </style:tab-stops>
      </style:paragraph-properties>
      <style:text-properties style:font-name="Arial1" fo:font-size="10pt" fo:language="nl" fo:country="BE"/>
    </style:style>
    <style:style style:name="OVAM-Tabel" style:family="paragraph" style:parent-style-name="OVAM-Tekst" style:class="text" style:master-page-name="">
      <style:paragraph-properties fo:margin-top="0cm" fo:margin-bottom="0cm" style:contextual-spacing="false" style:page-number="auto" fo:break-before="auto" fo:break-after="auto" fo:background-color="transparent" fo:padding="0cm" fo:border="none" style:shadow="none">
        <style:tab-stops>
          <style:tab-stop style:position="6.5cm"/>
          <style:tab-stop style:position="7.9cm"/>
          <style:tab-stop style:position="12.899cm"/>
          <style:tab-stop style:position="14cm"/>
          <style:tab-stop style:position="15.101cm"/>
        </style:tab-stops>
        <style:background-image/>
      </style:paragraph-properties>
    </style:style>
    <style:style style:name="OVAM-Titel" style:family="paragraph" style:next-style-name="OVAM-Tekst" style:master-page-name="">
      <style:paragraph-properties fo:margin-top="0.499cm" fo:margin-bottom="0cm" style:contextual-spacing="false" style:page-number="auto" fo:keep-with-next="always"/>
      <style:text-properties style:font-name="Arial2" fo:language="nl" fo:country="BE" fo:font-weight="bold"/>
    </style:style>
    <style:style style:name="OVAM-Koptekst" style:family="paragraph" style:master-page-name="">
      <style:paragraph-properties fo:text-align="end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8pt" fo:language="nl" fo:country="BE"/>
    </style:style>
    <style:style style:name="OVAM-Voettekst" style:family="paragraph" style:master-page-name="">
      <style:paragraph-properties style:page-number="auto">
        <style:tab-stops>
          <style:tab-stop style:position="7.999cm" style:type="center"/>
          <style:tab-stop style:position="16cm" style:type="right"/>
        </style:tab-stops>
      </style:paragraph-properties>
      <style:text-properties style:font-name="Arial1" fo:font-size="8pt" fo:language="nl" fo:country="BE"/>
    </style:style>
    <style:style style:name="OVAM-Titel-1" style:family="paragraph" style:parent-style-name="OVAM-Tekst" style:next-style-name="OVAM-Tekst" style:default-outline-level="1" style:master-page-name="">
      <style:paragraph-properties fo:margin-top="0.499cm" fo:margin-bottom="0cm" style:contextual-spacing="false" fo:orphans="0" fo:widows="0" style:page-number="auto" fo:background-color="transparent" style:shadow="none" fo:keep-with-next="always">
        <style:tab-stops/>
        <style:background-image/>
      </style:paragraph-properties>
      <style:text-properties fo:font-size="14pt" fo:font-weight="bold"/>
    </style:style>
    <style:style style:name="OVAM-Titel-2" style:family="paragraph" style:parent-style-name="OVAM-Tekst" style:next-style-name="OVAM-Tekst" style:default-outline-level="2" style:master-page-name="">
      <style:paragraph-properties fo:margin-top="0.499cm" fo:margin-bottom="0cm" style:contextual-spacing="false" fo:orphans="0" fo:widows="0" style:page-number="auto" fo:keep-with-next="always"/>
      <style:text-properties fo:font-size="12pt" fo:font-weight="bold"/>
    </style:style>
    <style:style style:name="OVAM-Titel-3" style:family="paragraph" style:parent-style-name="OVAM-Tekst" style:next-style-name="OVAM-Tekst" style:default-outline-level="3" style:master-page-name="">
      <style:paragraph-properties fo:margin-top="0.499cm" fo:margin-bottom="0cm" style:contextual-spacing="false" fo:orphans="0" fo:widows="0" style:page-number="auto" fo:keep-with-next="always"/>
      <style:text-properties fo:font-weight="bold"/>
    </style:style>
    <style:style style:name="OVAM-Titel-4" style:family="paragraph" style:parent-style-name="OVAM-Tekst" style:default-outline-level="4" style:master-page-name="">
      <style:paragraph-properties fo:margin-top="0.499cm" fo:margin-bottom="0cm" style:contextual-spacing="false" fo:orphans="0" fo:widows="0" style:page-number="auto" fo:keep-with-next="always"/>
      <style:text-properties fo:font-weight="bold"/>
    </style:style>
    <style:style style:name="OVAM-Tabelkop" style:family="paragraph" style:parent-style-name="OVAM-Tabel">
      <style:text-properties fo:font-weight="bold"/>
    </style:style>
    <style:style style:name="OVAM-Tabelonderschrift" style:family="paragraph" style:next-style-name="OVAM-Tekst" style:master-page-name="">
      <style:paragraph-properties fo:margin-top="0cm" fo:margin-bottom="0.499cm" style:contextual-spacing="false" style:page-number="auto"/>
      <style:text-properties style:font-name="Arial3" fo:font-size="8pt" fo:language="nl" fo:country="BE" fo:font-style="italic" fo:font-weight="bold"/>
    </style:style>
    <style:style style:name="OVAM-DocumentTitel" style:family="paragraph" style:master-page-name="">
      <style:paragraph-properties fo:margin-left="0cm" fo:margin-right="5.5cm" fo:margin-top="0cm" fo:margin-bottom="0cm" style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rial2" fo:font-size="16pt" fo:language="nl" fo:country="BE" fo:font-weight="bold"/>
    </style:style>
    <style:style style:name="OVAM-Lijst" style:family="paragraph" style:list-style-name="OVAM-Lijst" style:master-page-name="">
      <style:paragraph-properties fo:margin-top="0.101cm" fo:margin-bottom="0cm" style:contextual-spacing="false" style:page-number="auto"/>
      <style:text-properties style:font-name="Arial1" fo:font-size="10pt" fo:language="nl" fo:country="BE"/>
    </style:style>
    <style:style style:name="OVAM-Ondertekeningnaam" style:family="paragraph" style:parent-style-name="OVAM-Ondertekeningfunctie" style:next-style-name="OVAM-Ondertekeningfunctie" style:master-page-name="">
      <style:paragraph-properties fo:margin-top="3cm" fo:margin-bottom="0cm" style:contextual-spacing="false" style:page-number="auto"/>
    </style:style>
    <style:style style:name="OVAM-OndertekeningDelegatie" style:family="paragraph" style:parent-style-name="OVAM-Ondertekeningfunctie" style:next-style-name="OVAM-Ondertekeningnaam" style:master-page-name="">
      <style:paragraph-properties fo:margin-top="0.499cm" fo:margin-bottom="0cm" style:contextual-spacing="false" style:page-number="auto"/>
    </style:style>
    <style:style style:name="OVAM-Titel-5" style:family="paragraph" style:parent-style-name="OVAM-Tekst" style:next-style-name="OVAM-Tekst" style:default-outline-level="5" style:master-page-name="">
      <style:paragraph-properties style:page-number="auto" fo:keep-with-next="always"/>
      <style:text-properties fo:font-weight="bold"/>
    </style:style>
    <style:style style:name="lijst_20_nummering" style:display-name="lijst nummering" style:family="paragraph" style:parent-style-name="Standard" style:list-style-name="WW8Num8">
      <style:paragraph-properties fo:margin-left="0cm" fo:margin-right="0cm" fo:margin-top="0cm" fo:margin-bottom="0cm" style:contextual-spacing="false" fo:line-height="0.459cm" fo:text-indent="0cm" style:auto-text-indent="false"/>
      <style:text-properties style:font-name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OVAM-Adres1eLijn" style:family="paragraph" style:parent-style-name="OVAM-Adres" style:next-style-name="OVAM-Adres">
      <style:paragraph-properties fo:margin-top="2.701cm" fo:margin-bottom="0cm" style:contextual-spacing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OVAM-KenmerkNaam" style:family="text">
      <style:text-properties style:text-position="0% 100%" style:font-name="Arial1" fo:font-size="6pt" fo:language="nl" fo:country="BE" fo:background-color="transparent"/>
    </style:style>
    <style:style style:name="OVAM-Vet" style:family="text">
      <style:text-properties style:font-name="Arial3" fo:font-size="10pt" fo:font-style="normal" fo:font-weight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-1.499cm" text:min-label-width="1.499cm" text:min-label-distance="0.199cm"/>
      </text:outline-level-style>
      <text:outline-level-style text:level="2" style:num-format="1" text:display-levels="2">
        <style:list-level-properties text:space-before="-1.499cm" text:min-label-width="1.499cm" text:min-label-distance="0.199cm"/>
      </text:outline-level-style>
      <text:outline-level-style text:level="3" style:num-format="1" text:display-levels="3">
        <style:list-level-properties text:space-before="-1.499cm" text:min-label-width="1.499cm" text:min-label-distance="0.199cm"/>
      </text:outline-level-style>
      <text:outline-level-style text:level="4" style:num-format="1" text:display-levels="4">
        <style:list-level-properties text:space-before="-1.499cm" text:min-label-width="1.499cm" text:min-label-distance="0.199cm"/>
      </text:outline-level-style>
      <text:outline-level-style text:level="5" style:num-format="1" text:display-levels="5">
        <style:list-level-properties text:space-before="-1.499cm" text:min-label-width="1.499cm" text:min-label-distance="0.199cm"/>
      </text:outline-level-style>
      <text:outline-level-style text:level="6" style:num-format="">
        <style:list-level-properties text:space-before="-1.499cm" text:min-label-width="1.499cm" text:min-label-distance="0.199cm"/>
      </text:outline-level-style>
      <text:outline-level-style text:level="7" style:num-format="">
        <style:list-level-properties text:space-before="-1.499cm" text:min-label-width="1.499cm" text:min-label-distance="0.199cm"/>
      </text:outline-level-style>
      <text:outline-level-style text:level="8" style:num-format="">
        <style:list-level-properties text:space-before="-1.499cm" text:min-label-width="1.499cm" text:min-label-distance="0.199cm"/>
      </text:outline-level-style>
      <text:outline-level-style text:level="9" style:num-format="">
        <style:list-level-properties text:space-before="-1.499cm" text:min-label-width="1.499cm" text:min-label-distance="0.199cm"/>
      </text:outline-level-style>
      <text:outline-level-style text:level="10" style:num-format="">
        <style:list-level-properties text:space-before="-1.499cm" text:min-label-width="1.499cm" text:min-label-distance="0.199cm"/>
      </text:outline-level-style>
    </text:outline-style>
    <text:list-style style:name="OVAM-Opsomming">
      <text:list-level-style-bullet text:level="1" text:style-name="Bullet_20_Symbols" text:bullet-char="―">
        <style:list-level-properties text:min-label-width="0.75cm"/>
        <style:text-properties style:font-name="Arial4"/>
      </text:list-level-style-bullet>
      <text:list-level-style-bullet text:level="2" text:style-name="Bullet_20_Symbols" text:bullet-char="–">
        <style:list-level-properties text:space-before="0.749cm" text:min-label-width="0.75cm"/>
        <style:text-properties style:font-name="Arial4"/>
      </text:list-level-style-bullet>
      <text:list-level-style-bullet text:level="3" text:style-name="Bullet_20_Symbols" text:bullet-char="–">
        <style:list-level-properties text:space-before="1.499cm" text:min-label-width="0.75cm"/>
        <style:text-properties style:font-name="Arial4"/>
      </text:list-level-style-bullet>
      <text:list-level-style-bullet text:level="4" text:style-name="Bullet_20_Symbols" text:bullet-char="–">
        <style:list-level-properties text:space-before="2.249cm" text:min-label-width="0.75cm"/>
        <style:text-properties style:font-name="Arial4"/>
      </text:list-level-style-bullet>
      <text:list-level-style-bullet text:level="5" text:style-name="Bullet_20_Symbols" text:bullet-char="–">
        <style:list-level-properties text:space-before="2.998cm" text:min-label-width="0.75cm"/>
        <style:text-properties style:font-name="Arial4"/>
      </text:list-level-style-bullet>
      <text:list-level-style-bullet text:level="6" text:style-name="Bullet_20_Symbols" text:bullet-char="–">
        <style:list-level-properties text:space-before="3.748cm" text:min-label-width="0.75cm"/>
        <style:text-properties style:font-name="Arial4"/>
      </text:list-level-style-bullet>
      <text:list-level-style-bullet text:level="7" text:style-name="Bullet_20_Symbols" text:bullet-char="–">
        <style:list-level-properties text:space-before="4.498cm" text:min-label-width="0.75cm"/>
        <style:text-properties style:font-name="Arial4"/>
      </text:list-level-style-bullet>
      <text:list-level-style-bullet text:level="8" text:style-name="Bullet_20_Symbols" text:bullet-char="–">
        <style:list-level-properties text:space-before="5.247cm" text:min-label-width="0.75cm"/>
        <style:text-properties style:font-name="Arial4"/>
      </text:list-level-style-bullet>
      <text:list-level-style-bullet text:level="9" text:style-name="Bullet_20_Symbols" text:bullet-char="–">
        <style:list-level-properties text:space-before="5.997cm" text:min-label-width="0.75cm"/>
        <style:text-properties style:font-name="Arial4"/>
      </text:list-level-style-bullet>
      <text:list-level-style-bullet text:level="10" text:style-name="Bullet_20_Symbols" text:bullet-char="–">
        <style:list-level-properties text:space-before="6.747cm" text:min-label-width="0.75cm"/>
        <style:text-properties style:font-name="Arial4"/>
      </text:list-level-style-bullet>
    </text:list-style>
    <text:list-style style:name="OVAM-Lijst">
      <text:list-level-style-number text:level="1" text:style-name="Numbering_20_Symbols" style:num-format="1">
        <style:list-level-properties text:min-label-width="0.75cm"/>
      </text:list-level-style-number>
      <text:list-level-style-number text:level="2" text:style-name="Numbering_20_Symbols" style:num-suffix=")" style:num-format="a">
        <style:list-level-properties text:space-before="0.749cm" text:min-label-width="0.75cm"/>
      </text:list-level-style-number>
      <text:list-level-style-number text:level="3" text:style-name="Numbering_20_Symbols" style:num-suffix=")" style:num-format="i">
        <style:list-level-properties text:space-before="1.499cm" text:min-label-width="0.75cm"/>
      </text:list-level-style-number>
      <text:list-level-style-number text:level="4" text:style-name="Numbering_20_Symbols" style:num-format="">
        <style:list-level-properties text:space-before="2.25cm" text:min-label-width="0.75cm"/>
      </text:list-level-style-number>
      <text:list-level-style-number text:level="5" text:style-name="Numbering_20_Symbols" style:num-format="">
        <style:list-level-properties text:space-before="2.25cm" text:min-label-width="0.75cm"/>
      </text:list-level-style-number>
      <text:list-level-style-number text:level="6" text:style-name="Numbering_20_Symbols" style:num-format="">
        <style:list-level-properties text:space-before="2.25cm" text:min-label-width="0.75cm"/>
      </text:list-level-style-number>
      <text:list-level-style-number text:level="7" text:style-name="Numbering_20_Symbols" style:num-format="">
        <style:list-level-properties text:space-before="2.25cm" text:min-label-width="0.75cm"/>
      </text:list-level-style-number>
      <text:list-level-style-number text:level="8" text:style-name="Numbering_20_Symbols" style:num-format="">
        <style:list-level-properties text:space-before="2.25cm" text:min-label-width="0.75cm"/>
      </text:list-level-style-number>
      <text:list-level-style-number text:level="9" text:style-name="Numbering_20_Symbols" style:num-format="">
        <style:list-level-properties text:space-before="2.25cm" text:min-label-width="0.75cm"/>
      </text:list-level-style-number>
      <text:list-level-style-number text:level="10" text:style-name="Numbering_20_Symbols" style:num-format="">
        <style:list-level-properties text:space-before="2.25cm" text:min-label-width="0.75cm"/>
      </text:list-level-style-number>
    </text:list-style>
    <text:list-style style:name="lijst">
      <text:list-level-style-number text:level="1" text:style-name="RTF_5f_Num_20_5_20_1" style:num-format="1">
        <style:list-level-properties text:min-label-width="0.762cm"/>
      </text:list-level-style-number>
      <text:list-level-style-number text:level="2" text:style-name="RTF_5f_Num_20_5_20_2" style:num-format="1" text:display-levels="2">
        <style:list-level-properties text:min-label-width="1.011cm"/>
      </text:list-level-style-number>
      <text:list-level-style-number text:level="3" text:style-name="RTF_5f_Num_20_5_20_3" style:num-format="1" text:display-levels="3">
        <style:list-level-properties text:min-label-width="1.27cm"/>
      </text:list-level-style-number>
      <text:list-level-style-number text:level="4" text:style-name="RTF_5f_Num_20_5_20_4" style:num-format="1" text:display-levels="4">
        <style:list-level-properties text:min-label-width="1.524cm"/>
      </text:list-level-style-number>
      <text:list-level-style-number text:level="5" text:style-name="RTF_5f_Num_20_5_20_5" style:num-format="1" text:display-levels="5">
        <style:list-level-properties text:min-label-width="1.778cm"/>
      </text:list-level-style-number>
      <text:list-level-style-number text:level="6" text:style-name="RTF_5f_Num_20_5_20_6" style:num-format="1" text:display-levels="6">
        <style:list-level-properties text:min-label-width="2.032cm"/>
      </text:list-level-style-number>
      <text:list-level-style-number text:level="7" text:style-name="RTF_5f_Num_20_5_20_7" style:num-format="1" text:display-levels="7">
        <style:list-level-properties text:min-label-width="2.286cm"/>
      </text:list-level-style-number>
      <text:list-level-style-number text:level="8" text:style-name="RTF_5f_Num_20_5_20_8" style:num-format="1" text:display-levels="8">
        <style:list-level-properties text:min-label-width="2.54cm"/>
      </text:list-level-style-number>
      <text:list-level-style-number text:level="9" text:style-name="RTF_5f_Num_20_5_20_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VAM-Voettekst">
      <style:paragraph-properties fo:text-align="start" style:justify-single-word="false"/>
      <style:text-properties officeooo:paragraph-rsid="00240164"/>
    </style:style>
    <style:style style:name="MT1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.5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OVAM-pagina" style:page-layout-name="Mpm2">
      <style:footer>
        <text:p text:style-name="MP1"><text:tab/><text:span text:style-name="MT1"><text:text-input text:description="$schuldvordering.briefNr">$schuldvordering.briefNr</text:text-input></text:span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2$Windows_x86 LibreOffice_project/281b75f427729060b6446ddb3777b32f957a8fb</meta:generator>
    <meta:creation-date>2010-05-12T14:23:16.25</meta:creation-date>
    <meta:editing-cycles>44</meta:editing-cycles>
    <meta:editing-duration>PT41M53S</meta:editing-duration>
    <meta:initial-creator>Danny Vrijsen</meta:initial-creator>
    <dc:date>2014-06-27T14:11:16.861000000</dc:date>
    <meta:document-statistic meta:table-count="1" meta:image-count="1" meta:object-count="0" meta:page-count="1" meta:paragraph-count="29" meta:word-count="80" meta:character-count="982" meta:non-whitespace-character-count="898"/>
    <meta:user-defined meta:name="Info 1"/>
    <meta:user-defined meta:name="Info 2"/>
    <meta:user-defined meta:name="Info 3"/>
    <meta:user-defined meta:name="Info 4"/>
    <meta:template xlink:type="simple" xlink:actuate="onRequest" xlink:title="Brief gunning - nationaal" xlink:href="file:///H:/OOSjablonen/OVOP_AlgemeneOfferteaanvraag/Brief%20gunning%20-%20nationaal.ott" meta:date="2013-10-10T15:50:54.420000000"/>
  </office:meta>
</office:document-meta>
</file>